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9283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etup</text:p>
          </table:table-cell>
          <table:table-cell office:value-type="string">
            <text:p>blockTime</text:p>
          </table:table-cell>
          <table:table-cell office:value-type="string">
            <text:p>generateDCT</text:p>
          </table:table-cell>
          <table:table-cell office:value-type="string">
            <text:p>forwardDCT</text:p>
          </table:table-cell>
          <table:table-cell office:value-type="string">
            <text:p>quantizeDCT</text:p>
          </table:table-cell>
          <table:table-cell office:value-type="string">
            <text:p>huffman</text:p>
          </table:table-cell>
          <table:table-cell>
            <draw:frame table:end-cell-address="Sheet1.N21" table:end-x="0.1154in" table:end-y="0.0402in" draw:z-index="0" draw:style-name="gr1" svg:width="6.2988in" svg:height="3.5429in" svg:x="0.0398in" svg:y="0.0394in">
              <draw:object draw:notify-on-update-of-ranges="Sheet1.A1:Sheet1.A1 Sheet1.A2:Sheet1.A8 Sheet1.C1:Sheet1.C1 Sheet1.C2:Sheet1.C8 Sheet1.D1:Sheet1.D1 Sheet1.D2:Sheet1.D8 Sheet1.E1:Sheet1.E1 Sheet1.E2:Sheet1.E8 Sheet1.F1:Sheet1.F1 Sheet1.F2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5729">
            <text:p>65729</text:p>
          </table:table-cell>
          <table:table-cell office:value-type="float" office:value="87297644">
            <text:p>87297644</text:p>
          </table:table-cell>
          <table:table-cell office:value-type="float" office:value="21300634">
            <text:p>21300634</text:p>
          </table:table-cell>
          <table:table-cell office:value-type="float" office:value="22622052">
            <text:p>22622052</text:p>
          </table:table-cell>
          <table:table-cell office:value-type="float" office:value="21682303">
            <text:p>21682303</text:p>
          </table:table-cell>
          <table:table-cell office:value-type="float" office:value="17309348">
            <text:p>17309348</text:p>
          </table:table-cell>
          <table:table-cell/>
        </table:table-row>
        <table:table-row table:style-name="ro1">
          <table:table-cell office:value-type="float" office:value="10220">
            <text:p>10220</text:p>
          </table:table-cell>
          <table:table-cell office:value-type="float" office:value="34137841">
            <text:p>34137841</text:p>
          </table:table-cell>
          <table:table-cell office:value-type="float" office:value="1665208">
            <text:p>1665208</text:p>
          </table:table-cell>
          <table:table-cell office:value-type="float" office:value="8967671">
            <text:p>8967671</text:p>
          </table:table-cell>
          <table:table-cell office:value-type="float" office:value="17149033">
            <text:p>17149033</text:p>
          </table:table-cell>
          <table:table-cell office:value-type="float" office:value="4610841">
            <text:p>4610841</text:p>
          </table:table-cell>
          <table:table-cell/>
        </table:table-row>
        <table:table-row table:style-name="ro1">
          <table:table-cell office:value-type="float" office:value="2749">
            <text:p>2749</text:p>
          </table:table-cell>
          <table:table-cell office:value-type="float" office:value="96533763">
            <text:p>96533763</text:p>
          </table:table-cell>
          <table:table-cell office:value-type="float" office:value="3790195">
            <text:p>3790195</text:p>
          </table:table-cell>
          <table:table-cell office:value-type="float" office:value="25426700">
            <text:p>25426700</text:p>
          </table:table-cell>
          <table:table-cell office:value-type="float" office:value="51939748">
            <text:p>51939748</text:p>
          </table:table-cell>
          <table:table-cell office:value-type="float" office:value="8390118">
            <text:p>8390118</text:p>
          </table:table-cell>
          <table:table-cell/>
        </table:table-row>
        <table:table-row table:style-name="ro1">
          <table:table-cell office:value-type="float" office:value="17346">
            <text:p>17346</text:p>
          </table:table-cell>
          <table:table-cell office:value-type="float" office:value="96772417">
            <text:p>96772417</text:p>
          </table:table-cell>
          <table:table-cell office:value-type="float" office:value="4011210">
            <text:p>4011210</text:p>
          </table:table-cell>
          <table:table-cell office:value-type="float" office:value="22554111">
            <text:p>22554111</text:p>
          </table:table-cell>
          <table:table-cell office:value-type="float" office:value="54026351">
            <text:p>54026351</text:p>
          </table:table-cell>
          <table:table-cell office:value-type="float" office:value="8799811">
            <text:p>8799811</text:p>
          </table:table-cell>
          <table:table-cell/>
        </table:table-row>
        <table:table-row table:style-name="ro1">
          <table:table-cell office:value-type="float" office:value="25458">
            <text:p>25458</text:p>
          </table:table-cell>
          <table:table-cell office:value-type="float" office:value="52372815">
            <text:p>52372815</text:p>
          </table:table-cell>
          <table:table-cell office:value-type="float" office:value="2056237">
            <text:p>2056237</text:p>
          </table:table-cell>
          <table:table-cell office:value-type="float" office:value="14252880">
            <text:p>14252880</text:p>
          </table:table-cell>
          <table:table-cell office:value-type="float" office:value="28186220">
            <text:p>28186220</text:p>
          </table:table-cell>
          <table:table-cell office:value-type="float" office:value="4324243">
            <text:p>4324243</text:p>
          </table:table-cell>
          <table:table-cell/>
        </table:table-row>
        <table:table-row table:style-name="ro1">
          <table:table-cell office:value-type="float" office:value="17047">
            <text:p>17047</text:p>
          </table:table-cell>
          <table:table-cell office:value-type="float" office:value="234287241">
            <text:p>234287241</text:p>
          </table:table-cell>
          <table:table-cell office:value-type="float" office:value="9567856">
            <text:p>9567856</text:p>
          </table:table-cell>
          <table:table-cell office:value-type="float" office:value="60988603">
            <text:p>60988603</text:p>
          </table:table-cell>
          <table:table-cell office:value-type="float" office:value="126767844">
            <text:p>126767844</text:p>
          </table:table-cell>
          <table:table-cell office:value-type="float" office:value="19488186">
            <text:p>19488186</text:p>
          </table:table-cell>
          <table:table-cell/>
        </table:table-row>
        <table:table-row table:style-name="ro1">
          <table:table-cell office:value-type="float" office:value="4256">
            <text:p>4256</text:p>
          </table:table-cell>
          <table:table-cell office:value-type="float" office:value="25019956">
            <text:p>25019956</text:p>
          </table:table-cell>
          <table:table-cell office:value-type="float" office:value="1033432">
            <text:p>1033432</text:p>
          </table:table-cell>
          <table:table-cell office:value-type="float" office:value="5699096">
            <text:p>5699096</text:p>
          </table:table-cell>
          <table:table-cell office:value-type="float" office:value="13838209">
            <text:p>13838209</text:p>
          </table:table-cell>
          <table:table-cell office:value-type="float" office:value="2579904">
            <text:p>25799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epresents Cumulative Values (i.e. for every loop iteration)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12/04/2011</text:date>, <text:time>17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8cm" svg:y="3.305cm" chart:style-name="ch2"/>
        <chart:plot-area chart:style-name="ch3" table:cell-range-address="Sheet1.A1:Sheet1.A8 Sheet1.C1:Sheet1.F8" chart:data-source-has-labels="row" svg:x="0.77cm" svg:y="0.855cm" svg:width="11.77cm" svg:height="7.545cm">
          <chartooo:coordinate-region svg:x="2.688cm" svg:y="1.055cm" svg:width="9.852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8" chart:label-cell-address="Sheet1.A1:Sheet1.A1" chart:class="chart:bar">
            <chart:data-point chart:repeated="7"/>
          </chart:series>
          <chart:series chart:style-name="ch8" chart:values-cell-range-address="Sheet1.C2:Sheet1.C8" chart:label-cell-address="Sheet1.C1:Sheet1.C1" chart:class="chart:bar">
            <chart:data-point chart:repeated="7"/>
          </chart:series>
          <chart:series chart:style-name="ch9" chart:values-cell-range-address="Sheet1.D2:Sheet1.D8" chart:label-cell-address="Sheet1.D1:Sheet1.D1" chart:class="chart:bar">
            <chart:data-point chart:repeated="7"/>
          </chart:series>
          <chart:series chart:style-name="ch10" chart:values-cell-range-address="Sheet1.E2:Sheet1.E8" chart:label-cell-address="Sheet1.E1:Sheet1.E1" chart:class="chart:bar">
            <chart:data-point chart:repeated="7"/>
          </chart:series>
          <chart:series chart:style-name="ch11" chart:values-cell-range-address="Sheet1.F2:Sheet1.F8" chart:label-cell-address="Sheet1.F1:Sheet1.F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</text:p>
                <draw:g>
                  <svg:desc>Sheet1.A1:Sheet1.A1</svg:desc>
                </draw:g>
              </table:table-cell>
              <table:table-cell office:value-type="string">
                <text:p>generateDCT</text:p>
                <draw:g>
                  <svg:desc>Sheet1.C1:Sheet1.C1</svg:desc>
                </draw:g>
              </table:table-cell>
              <table:table-cell office:value-type="string">
                <text:p>forwardDCT</text:p>
                <draw:g>
                  <svg:desc>Sheet1.D1:Sheet1.D1</svg:desc>
                </draw:g>
              </table:table-cell>
              <table:table-cell office:value-type="string">
                <text:p>quantizeDCT</text:p>
                <draw:g>
                  <svg:desc>Sheet1.E1:Sheet1.E1</svg:desc>
                </draw:g>
              </table:table-cell>
              <table:table-cell office:value-type="string">
                <text:p>huffma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729">
                <text:p>65729</text:p>
                <draw:g>
                  <svg:desc>Sheet1.A2:Sheet1.A8</svg:desc>
                </draw:g>
              </table:table-cell>
              <table:table-cell office:value-type="float" office:value="21300634">
                <text:p>21300634</text:p>
                <draw:g>
                  <svg:desc>Sheet1.C2:Sheet1.C8</svg:desc>
                </draw:g>
              </table:table-cell>
              <table:table-cell office:value-type="float" office:value="22622052">
                <text:p>22622052</text:p>
                <draw:g>
                  <svg:desc>Sheet1.D2:Sheet1.D8</svg:desc>
                </draw:g>
              </table:table-cell>
              <table:table-cell office:value-type="float" office:value="21682303">
                <text:p>21682303</text:p>
                <draw:g>
                  <svg:desc>Sheet1.E2:Sheet1.E8</svg:desc>
                </draw:g>
              </table:table-cell>
              <table:table-cell office:value-type="float" office:value="17309348">
                <text:p>17309348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20">
                <text:p>10220</text:p>
              </table:table-cell>
              <table:table-cell office:value-type="float" office:value="1665208">
                <text:p>1665208</text:p>
              </table:table-cell>
              <table:table-cell office:value-type="float" office:value="8967671">
                <text:p>8967671</text:p>
              </table:table-cell>
              <table:table-cell office:value-type="float" office:value="17149033">
                <text:p>17149033</text:p>
              </table:table-cell>
              <table:table-cell office:value-type="float" office:value="4610841">
                <text:p>4610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49">
                <text:p>2749</text:p>
              </table:table-cell>
              <table:table-cell office:value-type="float" office:value="3790195">
                <text:p>3790195</text:p>
              </table:table-cell>
              <table:table-cell office:value-type="float" office:value="25426700">
                <text:p>25426700</text:p>
              </table:table-cell>
              <table:table-cell office:value-type="float" office:value="51939748">
                <text:p>51939748</text:p>
              </table:table-cell>
              <table:table-cell office:value-type="float" office:value="8390118">
                <text:p>8390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46">
                <text:p>17346</text:p>
              </table:table-cell>
              <table:table-cell office:value-type="float" office:value="4011210">
                <text:p>4011210</text:p>
              </table:table-cell>
              <table:table-cell office:value-type="float" office:value="22554111">
                <text:p>22554111</text:p>
              </table:table-cell>
              <table:table-cell office:value-type="float" office:value="54026351">
                <text:p>54026351</text:p>
              </table:table-cell>
              <table:table-cell office:value-type="float" office:value="8799811">
                <text:p>8799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58">
                <text:p>25458</text:p>
              </table:table-cell>
              <table:table-cell office:value-type="float" office:value="2056237">
                <text:p>2056237</text:p>
              </table:table-cell>
              <table:table-cell office:value-type="float" office:value="14252880">
                <text:p>14252880</text:p>
              </table:table-cell>
              <table:table-cell office:value-type="float" office:value="28186220">
                <text:p>28186220</text:p>
              </table:table-cell>
              <table:table-cell office:value-type="float" office:value="4324243">
                <text:p>4324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47">
                <text:p>17047</text:p>
              </table:table-cell>
              <table:table-cell office:value-type="float" office:value="9567856">
                <text:p>9567856</text:p>
              </table:table-cell>
              <table:table-cell office:value-type="float" office:value="60988603">
                <text:p>60988603</text:p>
              </table:table-cell>
              <table:table-cell office:value-type="float" office:value="126767844">
                <text:p>126767844</text:p>
              </table:table-cell>
              <table:table-cell office:value-type="float" office:value="19488186">
                <text:p>19488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56">
                <text:p>4256</text:p>
              </table:table-cell>
              <table:table-cell office:value-type="float" office:value="1033432">
                <text:p>1033432</text:p>
              </table:table-cell>
              <table:table-cell office:value-type="float" office:value="5699096">
                <text:p>5699096</text:p>
              </table:table-cell>
              <table:table-cell office:value-type="float" office:value="13838209">
                <text:p>13838209</text:p>
              </table:table-cell>
              <table:table-cell office:value-type="float" office:value="2579904">
                <text:p>2579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